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 Tests for the Python Program</text:p>
      <text:p text:style-name="Standard"/>
      <text:p text:style-name="Standard"/>
      <text:p text:style-name="Standard">Trying:</text:p>
      <text:p text:style-name="Standard"><text:s text:c="4"/>countCAG("CAGTAC")</text:p>
      <text:p text:style-name="Standard">Expecting:</text:p>
      <text:p text:style-name="Standard"><text:s text:c="4"/>1</text:p>
      <text:p text:style-name="Standard">ok</text:p>
      <text:p text:style-name="Standard">Trying:</text:p>
      <text:p text:style-name="Standard"><text:s text:c="4"/>countCAG("CAGCAGCAGCAGCAT")</text:p>
      <text:p text:style-name="Standard">Expecting:</text:p>
      <text:p text:style-name="Standard"><text:s text:c="4"/>4</text:p>
      <text:p text:style-name="Standard">ok</text:p>
      <text:p text:style-name="Standard">Trying:</text:p>
      <text:p text:style-name="Standard"><text:s text:c="4"/>countCAG("CAGCAGCAGACT")</text:p>
      <text:p text:style-name="Standard">Expecting:</text:p>
      <text:p text:style-name="Standard"><text:s text:c="4"/>3</text:p>
      <text:p text:style-name="Standard">ok</text:p>
      <text:p text:style-name="Standard">Trying:</text:p>
      <text:p text:style-name="Standard"><text:s text:c="4"/>countCAG("CAGCAGCATCAACTGACCAGCAGGCAGCAGCAGCAGCAGCAG")</text:p>
      <text:p text:style-name="Standard">Expecting:</text:p>
      <text:p text:style-name="Standard"><text:s text:c="4"/>2</text:p>
      <text:p text:style-name="Standard">ok</text:p>
      <text:p text:style-name="Standard">Trying:</text:p>
      <text:p text:style-name="Standard"><text:s text:c="4"/>countCAG("CAGCAGCAGCAGCAGGATATG")</text:p>
      <text:p text:style-name="Standard">Expecting:</text:p>
      <text:p text:style-name="Standard"><text:s text:c="4"/>5</text:p>
      <text:p text:style-name="Standard">ok</text:p>
      <text:p text:style-name="Standard">Trying:</text:p>
      <text:p text:style-name="Standard"><text:s text:c="4"/>countCAG("CAGCAGCAGCAGCAGCAGCAGCAGCAGCAGCAGCAGTACCAGCAGCAGCAT")</text:p>
      <text:p text:style-name="Standard">Expecting:</text:p>
      <text:p text:style-name="Standard"><text:s text:c="4"/>12</text:p>
      <text:p text:style-name="Standard">ok</text:p>
      <text:p text:style-name="Standard">Trying:</text:p>
      <text:p text:style-name="Standard"><text:s text:c="4"/>countCAG("TACCAGCAGACT")</text:p>
      <text:p text:style-name="Standard">Expecting:</text:p>
      <text:p text:style-name="Standard"><text:s text:c="4"/>0</text:p>
      <text:p text:style-name="Standard">ok</text:p>
      <text:p text:style-name="Standard">Trying:</text:p>
      <text:p text:style-name="Standard"><text:s text:c="4"/>countCAG("CAGCAGCAGCAGCAGCAGCAGCAGCAG")</text:p>
      <text:p text:style-name="Standard">Expecting:</text:p>
      <text:p text:style-name="Standard"><text:s text:c="4"/>9</text:p>
      <text:p text:style-name="Standard">ok</text:p>
      <text:p text:style-name="Standard">Trying:</text:p>
      <text:p text:style-name="Standard"><text:s text:c="4"/>countCAG("CAGCAGCAGCAGCAGCAGCAGCAGCAGCAGCAGCAGCAGCAGCAGCATCATTACACTCAGCAGCAGCAGCAGCAGCAGCAGCAG")</text:p>
      <text:p text:style-name="Standard">Expecting:</text:p>
      <text:p text:style-name="Standard"><text:s text:c="4"/>15</text:p>
      <text:p text:style-name="Standard">ok</text:p>
      <text:p text:style-name="Standard"><text:soft-page-break/>Trying:</text:p>
      <text:p text:style-name="Standard"><text:s text:c="4"/>prediction(70)</text:p>
      <text:p text:style-name="Standard">Expecting:</text:p>
      <text:p text:style-name="Standard"><text:s text:c="4"/>('Full Penetrance', 'Affected')</text:p>
      <text:p text:style-name="Standard">ok</text:p>
      <text:p text:style-name="Standard">Trying:</text:p>
      <text:p text:style-name="Standard"><text:s text:c="4"/>prediction(40)</text:p>
      <text:p text:style-name="Standard">Expecting:</text:p>
      <text:p text:style-name="Standard"><text:s text:c="4"/>('Reduced Penetrance', 'Somewhat Affected')</text:p>
      <text:p text:style-name="Standard">ok</text:p>
      <text:p text:style-name="Standard">Trying:</text:p>
      <text:p text:style-name="Standard"><text:s text:c="4"/>prediction(32)</text:p>
      <text:p text:style-name="Standard">Expecting:</text:p>
      <text:p text:style-name="Standard"><text:s text:c="4"/>('Intermediate', 'Unaffected')</text:p>
      <text:p text:style-name="Standard">ok</text:p>
      <text:p text:style-name="Standard">Trying:</text:p>
      <text:p text:style-name="Standard"><text:s text:c="4"/>prediction(2)</text:p>
      <text:p text:style-name="Standard">Expecting:</text:p>
      <text:p text:style-name="Standard"><text:s text:c="4"/>('Normal', 'Unaffected')</text:p>
      <text:p text:style-name="Standard">ok</text:p>
      <text:p text:style-name="Standard">Trying:</text:p>
      <text:p text:style-name="Standard"><text:s text:c="4"/>prediction(42)</text:p>
      <text:p text:style-name="Standard">Expecting:</text:p>
      <text:p text:style-name="Standard"><text:s text:c="4"/>('Full Penetrance', 'Affected')</text:p>
      <text:p text:style-name="Standard">ok</text:p>
      <text:p text:style-name="Standard">Trying:</text:p>
      <text:p text:style-name="Standard"><text:s text:c="4"/>prediction(38)</text:p>
      <text:p text:style-name="Standard">Expecting:</text:p>
      <text:p text:style-name="Standard"><text:s text:c="4"/>('Reduced Penetrance', 'Somewhat Affected')</text:p>
      <text:p text:style-name="Standard">ok</text:p>
      <text:p text:style-name="Standard">Trying:</text:p>
      <text:p text:style-name="Standard"><text:s text:c="4"/>prediction(29)</text:p>
      <text:p text:style-name="Standard">Expecting:</text:p>
      <text:p text:style-name="Standard"><text:s text:c="4"/>('Intermediate', 'Unaffected')</text:p>
      <text:p text:style-name="Standard">ok</text:p>
      <text:p text:style-name="Standard">Trying:</text:p>
      <text:p text:style-name="Standard"><text:s text:c="4"/>prediction(15)</text:p>
      <text:p text:style-name="Standard">Expecting:</text:p>
      <text:p text:style-name="Standard"><text:s text:c="4"/>('Normal', 'Unaffected')</text:p>
      <text:p text:style-name="Standard">ok</text:p>
      <text:p text:style-name="Standard">2 items had no tests:</text:p>
      <text:p text:style-name="Standard"><text:s text:c="4"/>__main__</text:p>
      <text:p text:style-name="Standard"><text:s text:c="4"/>__main__.get_input</text:p>
      <text:p text:style-name="Standard">2 items passed all tests:</text:p>
      <text:p text:style-name="Standard"><text:s text:c="3"/>9 tests in __main__.countCAG</text:p>
      <text:p text:style-name="Standard"><text:s text:c="3"/>8 tests in __main__.prediction</text:p>
      <text:p text:style-name="Standard">17 tests in 4 items.</text:p>
      <text:p text:style-name="Standard">17 passed and 0 failed.</text:p>
      <text:p text:style-name="Standard">Test passed.</text:p>
      <text:p text:style-name="Standard"/>
      <text:p text:style-name="Standard"/>
      <text:p text:style-name="Standard"/>
      <text:p text:style-name="Standard"><text:soft-page-break/>Main Program Tests for Python Program</text:p>
      <text:p text:style-name="Standard"/>
      <text:p text:style-name="Standard">Please enter your first name: Cayla</text:p>
      <text:p text:style-name="Standard">Please enter your last name: Shaver</text:p>
      <text:p text:style-name="Standard">Please enter your DNA: CAGCAGCAGCAGCAGCAGCAGCAGCAGCAGCAG</text:p>
      <text:p text:style-name="Standard">Patient's Name: <text:s/>Shaver , Cayla</text:p>
      <text:p text:style-name="Standard">DNA Sequence: <text:s/>CAGCAGCAGCAGCAGCAGCAGCAGCAGCAGCAG</text:p>
      <text:p text:style-name="Standard">Number Of CAG Repeats: <text:s/>11</text:p>
      <text:p text:style-name="Standard">Risk Of Infection: <text:s/>('Normal', 'Unaffected')</text:p>
      <text:p text:style-name="Standard"/>
      <text:p text:style-name="Standard"/>
      <text:p text:style-name="Standard">Please enter your first name: Cayla</text:p>
      <text:p text:style-name="Standard">Please enter your last name: Shaver</text:p>
      <text:p text:style-name="Standard">Please enter your DNA: CAGCAGCAGCAGCAGCAGCAGCAGCAGCAGCAGCAGGAT</text:p>
      <text:p text:style-name="Standard">Patient's Name: <text:s/>Shaver , Cayla</text:p>
      <text:p text:style-name="Standard">DNA Sequence: <text:s/>CAGCAGCAGCAGCAGCAGCAGCAGCAGCAGCAGCAGGAT</text:p>
      <text:p text:style-name="Standard">Number Of CAG Repeats: <text:s/>12</text:p>
      <text:p text:style-name="Standard">Risk Of Infection: <text:s/>('Normal', 'Unaffected')</text:p>
      <text:p text:style-name="Standard"/>
      <text:p text:style-name="Standard"/>
      <text:p text:style-name="Standard">Patient's Name: <text:s/>Shaver , Cayla</text:p>
      <text:p text:style-name="Standard">DNA Sequence: <text:s/>C</text:p>
      <text:p text:style-name="Standard">Number Of CAG Repeats: <text:s/>0</text:p>
      <text:p text:style-name="Standard">Risk Of Infection: <text:s/>('Normal', 'Unaffected')</text:p>
      <text:p text:style-name="Standard"/>
      <text:p text:style-name="Standard"/>
      <text:p text:style-name="Standard">Please enter your first name: Cayla</text:p>
      <text:p text:style-name="Standard">Please enter your last name: Shaver</text:p>
      <text:p text:style-name="Standard">Please enter your DNA: CAG</text:p>
      <text:p text:style-name="Standard">Patient's Name: <text:s/>Shaver , Cayla</text:p>
      <text:p text:style-name="Standard">DNA Sequence: <text:s/>CAG</text:p>
      <text:p text:style-name="Standard">Number Of CAG Repeats: <text:s/>1</text:p>
      <text:p text:style-name="Standard">Risk Of Infection: <text:s/>('Normal', 'Unaffected')</text:p>
      <text:p text:style-name="Standard"/>
      <text:p text:style-name="Standard">Please enter your first name: Cayla</text:p>
      <text:p text:style-name="Standard">Please enter your last name: Shaver</text:p>
      <text:p text:style-name="Standard">Please enter your DNA: cagcagcag</text:p>
      <text:p text:style-name="Standard">Patient's Name: <text:s/>Shaver , Cayla</text:p>
      <text:p text:style-name="Standard">DNA Sequence: <text:s/>cagcagcag</text:p>
      <text:p text:style-name="Standard">Number Of CAG Repeats: <text:s/>0</text:p>
      <text:p text:style-name="Standard">Risk Of Infection: <text:s/>('Normal', 'Unaffected'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yla Shaver</meta:initial-creator>
    <meta:creation-date>2013-03-07T14:59:07</meta:creation-date>
    <dc:date>2013-03-07T15:23:12</dc:date>
    <dc:creator>Cayla Shaver</dc:creator>
    <meta:editing-duration>PT8M55S</meta:editing-duration>
    <meta:editing-cycles>1</meta:editing-cycles>
    <meta:document-statistic meta:table-count="0" meta:image-count="0" meta:object-count="0" meta:page-count="3" meta:paragraph-count="128" meta:word-count="301" meta:character-count="2727" meta:non-whitespace-character-count="2258"/>
    <meta:generator>LibreOffice/3.5$Linux_X86_64 LibreOffice_project/350m1$Build-2</meta:generator>
  </office:meta>
</office:document-meta>
</file>